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2.255cm"/>
    </style:style>
    <style:style style:name="gr8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4.918cm" svg:y="5.028cm">
          <text:p text:style-name="P1"><text:span text:style-name="T1">DSC_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2.442cm" svg:y="0.58cm">
          <text:p text:style-name="P1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5.335cm" svg:y="5.028cm">
          <text:p text:style-name="P1"><text:span text:style-name="T1">DSC_M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" draw:id="id6" draw:layer="layout" svg:width="3.375cm" svg:height="0.635cm" svg:x="5.88cm" svg:y="10.43cm">
          <text:p text:style-name="P1"><text:span text:style-name="T2">DSC_Kme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" draw:id="id8" draw:layer="layout" svg:width="3.81cm" svg:height="0.635cm" svg:x="13.654cm" svg:y="10.43cm">
          <text:p text:style-name="P1"><text:span text:style-name="T2">DSC_Clu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8.433cm" svg:y="3.60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1.576cm 0cm -0.087cm" svg:x1="6.346cm" svg:y1="5.028cm" svg:x2="8.909cm" svg:y2="4.215cm" draw:start-shape="id1" draw:start-glue-point="0" draw:end-shape="id2" draw:end-glue-point="7" svg:d="M6346 5028v-373h3566-1003v-440" svg:viewBox="0 0 3567 814">
          <text:p/>
        </draw:connector>
        <draw:connector draw:style-name="gr3" draw:text-style-name="P1" draw:layer="layout" draw:line-skew="0.147cm 0.272cm -0.087cm" svg:x1="16.922cm" svg:y1="5.028cm" svg:x2="8.909cm" svg:y2="4.215cm" draw:start-shape="id3" draw:start-glue-point="0" draw:end-shape="id2" draw:end-glue-point="7" svg:d="M16922 5028v-380h-4290v7h-3723v-440" svg:viewBox="0 0 8014 814">
          <text:p/>
        </draw:connector>
        <draw:custom-shape draw:style-name="gr1" draw:text-style-name="P2" xml:id="id5" draw:id="id5" draw:layer="layout" svg:width="2.858cm" svg:height="0.635cm" svg:x="7.48cm" svg:y="3.008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952cm" svg:height="0.61cm" svg:x="13.396cm" svg:y="1.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3.872cm" svg:y1="1.8cm" svg:x2="8.909cm" svg:y2="3.008cm" draw:start-shape="id4" draw:start-glue-point="7" draw:end-shape="id5" draw:end-glue-point="0" svg:d="M13872 1800v604h-4963v604" svg:viewBox="0 0 4964 1209">
          <text:p/>
        </draw:connector>
        <draw:custom-shape draw:style-name="gr1" draw:text-style-name="P2" xml:id="id10" draw:id="id10" draw:layer="layout" svg:width="1.269cm" svg:height="0.635cm" svg:x="17.628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69cm" svg:height="0.635cm" svg:x="17.84cm" svg:y="3.0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858cm" svg:height="0.635cm" svg:x="11.342cm" svg:y="3.008cm">
          <text:p text:style-name="P1"><text:span text:style-name="T1">DSClassif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67cm" svg:y1="10.43cm" svg:x2="8.791cm" svg:y2="8.415cm" draw:start-shape="id6" draw:start-glue-point="0" draw:end-shape="id7" draw:end-glue-point="7" svg:d="M7567 10430v-1007h1224v-1008" svg:viewBox="0 0 1225 2016">
          <text:p/>
        </draw:connector>
        <draw:connector draw:style-name="gr4" draw:text-style-name="P1" draw:layer="layout" svg:x1="15.559cm" svg:y1="10.43cm" svg:x2="16.863cm" svg:y2="8.415cm" draw:start-shape="id8" draw:start-glue-point="0" draw:end-shape="id9" draw:end-glue-point="7" svg:d="M15559 10430v-1007h1304v-1008" svg:viewBox="0 0 1305 2016">
          <text:p/>
        </draw:connector>
        <draw:connector draw:style-name="gr4" draw:text-style-name="P1" draw:layer="layout" svg:x1="18.262cm" svg:y1="10.43cm" svg:x2="16.863cm" svg:y2="8.415cm" draw:start-shape="id10" draw:start-glue-point="0" draw:end-shape="id9" draw:end-glue-point="7" svg:d="M18262 10430v-1007h-1399v-1008" svg:viewBox="0 0 1400 2016">
          <text:p/>
        </draw:connector>
        <draw:connector draw:style-name="gr4" draw:text-style-name="P1" draw:layer="layout" svg:x1="13.872cm" svg:y1="1.8cm" svg:x2="12.771cm" svg:y2="3.008cm" draw:start-shape="id4" draw:start-glue-point="7" draw:end-shape="id11" draw:end-glue-point="0" svg:d="M13872 1800v604h-1101v604" svg:viewBox="0 0 1102 1209">
          <text:p/>
        </draw:connector>
        <draw:connector draw:style-name="gr4" draw:text-style-name="P1" draw:layer="layout" svg:x1="13.872cm" svg:y1="1.8cm" svg:x2="18.474cm" svg:y2="3.008cm" draw:start-shape="id4" draw:start-glue-point="7" draw:end-shape="id12" draw:end-glue-point="0" svg:d="M13872 1800v604h4602v604" svg:viewBox="0 0 4603 1209">
          <text:p/>
        </draw:connector>
        <draw:custom-shape draw:style-name="gr5" draw:text-style-name="P1" draw:layer="layout" svg:width="0.318cm" svg:height="7.525cm" svg:x="19.962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922cm" svg:x="19.964cm" svg:y="8.1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92cm" svg:height="0.729cm" draw:transform="rotate (1.5707963267949) translate (20.267cm 6.113cm)">
          <draw:text-box>
            <text:p><text:span text:style-name="T3">Abstract classes</text:span></text:p>
          </draw:text-box>
        </draw:frame>
        <draw:frame draw:style-name="gr7" draw:text-style-name="P4" draw:layer="layout" svg:width="3.406cm" svg:height="0.729cm" draw:transform="rotate (1.5707963267949) translate (20.281cm 11.274cm)">
          <draw:text-box>
            <text:p><text:span text:style-name="T3">Implementation</text:span></text:p>
          </draw:text-box>
        </draw:frame>
        <draw:custom-shape draw:style-name="gr1" draw:text-style-name="P3" xml:id="id13" draw:id="id13" draw:layer="layout" svg:width="2.858cm" svg:height="0.635cm" svg:x="2.352cm" svg:y="7.17cm">
          <text:p text:style-name="P1"><text:span text:style-name="T2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952cm" svg:height="0.61cm" svg:x="5.846cm" svg:y="5.62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1.697cm -1.88cm 0.034cm" svg:x1="3.781cm" svg:y1="7.17cm" svg:x2="6.322cm" svg:y2="6.234cm" draw:start-shape="id13" draw:start-glue-point="0" draw:end-shape="id14" draw:end-glue-point="7" svg:d="M3781 7170v-375h1664 877v-561" svg:viewBox="0 0 2542 937">
          <text:p/>
        </draw:connector>
        <draw:custom-shape draw:style-name="gr2" draw:text-style-name="P1" xml:id="id21" draw:id="id21" draw:layer="layout" svg:width="0.952cm" svg:height="0.61cm" svg:x="5.846cm" svg:y="5.62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5" xml:id="id22" draw:id="id22" draw:layer="layout" svg:width="2.858cm" svg:height="0.635cm" svg:x="7.262cm" svg:y="7.17cm">
          <text:p text:style-name="P1"><text:span text:style-name="T4">DSC_M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" draw:id="id15" draw:layer="layout" svg:width="2.858cm" svg:height="0.635cm" svg:x="15.452cm" svg:y="7.17cm">
          <text:p text:style-name="P1"><text:span text:style-name="T2">DSC_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952cm" svg:height="0.61cm" svg:x="16.405cm" svg:y="5.6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6.881cm" svg:y1="7.17cm" svg:x2="16.881cm" svg:y2="6.285cm" draw:start-shape="id15" draw:start-glue-point="0" draw:end-shape="id16" draw:end-glue-point="7" svg:d="M16881 7170v-885" svg:viewBox="0 0 1 886">
          <text:p/>
        </draw:connector>
        <draw:custom-shape draw:style-name="gr1" draw:text-style-name="P3" xml:id="id17" draw:id="id17" draw:layer="layout" svg:width="3.193cm" svg:height="0.635cm" svg:x="0.782cm" svg:y="10.43cm">
          <text:p text:style-name="P1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1.269cm" svg:height="0.635cm" svg:x="4.292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378cm" svg:y1="10.43cm" svg:x2="3.781cm" svg:y2="8.39cm" draw:start-shape="id17" draw:start-glue-point="0" draw:end-shape="id18" draw:end-glue-point="7" svg:d="M2378 10430v-1020h1403v-1020" svg:viewBox="0 0 1404 2041">
          <text:p/>
        </draw:connector>
        <draw:connector draw:style-name="gr4" draw:text-style-name="P1" draw:layer="layout" svg:x1="4.926cm" svg:y1="10.43cm" svg:x2="3.781cm" svg:y2="8.39cm" draw:start-shape="id19" draw:start-glue-point="0" draw:end-shape="id18" draw:end-glue-point="7" svg:d="M4926 10430v-1020h-1145v-1020" svg:viewBox="0 0 1146 2041">
          <text:p/>
        </draw:connector>
        <draw:custom-shape draw:style-name="gr2" draw:text-style-name="P1" xml:id="id18" draw:id="id18" draw:layer="layout" svg:width="0.952cm" svg:height="0.61cm" svg:x="3.305cm" svg:y="7.7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7" draw:id="id7" draw:layer="layout" svg:width="0.952cm" svg:height="0.61cm" svg:x="8.315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0.206cm" svg:y1="10.43cm" svg:x2="8.791cm" svg:y2="8.415cm" draw:start-shape="id20" draw:start-glue-point="0" draw:end-shape="id7" draw:end-glue-point="7" svg:d="M10206 10430v-1007h-1415v-1008" svg:viewBox="0 0 1416 2016">
          <text:p/>
        </draw:connector>
        <draw:custom-shape draw:style-name="gr2" draw:text-style-name="P1" xml:id="id9" draw:id="id9" draw:layer="layout" svg:width="0.952cm" svg:height="0.61cm" svg:x="16.387cm" svg:y="7.80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0" draw:id="id20" draw:layer="layout" svg:width="1.269cm" svg:height="0.635cm" svg:x="9.572cm" svg:y="10.4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026cm 2.105cm 1.689cm" svg:x1="6.322cm" svg:y1="6.234cm" svg:x2="8.691cm" svg:y2="7.17cm" draw:start-shape="id21" draw:start-glue-point="7" draw:end-shape="id22" draw:end-glue-point="0" svg:d="M6322 6234v553h1103 1266v383" svg:viewBox="0 0 2370 937">
          <text:p/>
        </draw:connector>
        <draw:custom-shape draw:style-name="gr1" draw:text-style-name="P2" xml:id="id23" draw:id="id23" draw:layer="layout" svg:width="1.773cm" svg:height="0.635cm" svg:x="15.268cm" svg:y="3.008cm">
          <text:p text:style-name="P1"><text:span text:style-name="T1">DSFP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872cm" svg:y1="1.8cm" svg:x2="16.154cm" svg:y2="3.008cm" draw:start-shape="id4" draw:start-glue-point="7" draw:end-shape="id23" draw:end-glue-point="0" svg:d="M13872 1800v604h2282v604" svg:viewBox="0 0 2283 12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22:39</meta:creation-date>
    <dc:date>2014-05-19T15:25:20.376404030</dc:date>
    <meta:editing-duration>PT1H34M55S</meta:editing-duration>
    <meta:editing-cycles>14</meta:editing-cycles>
    <meta:generator>LibreOffice/4.2.3.3$Linux_X86_64 LibreOffice_project/420m0$Build-3</meta:generator>
    <meta:document-statistic meta:object-count="43"/>
  </office:meta>
</office:document-meta>
</file>